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2D4000002E5000002E5FBDA31796D3A8804.svg" manifest:media-type="image/svg+xml"/>
  <manifest:file-entry manifest:full-path="Pictures/10000D3E0000027B0000027BD48314F8A1CFA124.svg" manifest:media-type="image/svg+xml"/>
  <manifest:file-entry manifest:full-path="Pictures/10000DB50000027B0000027B32BCC9257657D711.svg" manifest:media-type="image/svg+xml"/>
  <manifest:file-entry manifest:full-path="Pictures/100002010000001C0000001CF7B861F3E4ADCCBB.png" manifest:media-type="image/png"/>
  <manifest:file-entry manifest:full-path="Pictures/10001336000002E5000002E50D5AD7A77EA0D584.svg" manifest:media-type="image/svg+xml"/>
  <manifest:file-entry manifest:full-path="Pictures/100002010000001800000018AC17F2BF5A06CB15.png" manifest:media-type="image/png"/>
  <manifest:file-entry manifest:full-path="Pictures/100002010000001800000018F54A2F59E658DBAE.png" manifest:media-type="image/png"/>
  <manifest:file-entry manifest:full-path="Pictures/10000DD20000027B0000027B491046FB8014506F.svg" manifest:media-type="image/svg+xml"/>
  <manifest:file-entry manifest:full-path="Pictures/100002010000001800000018A689F22DDACF57D3.png" manifest:media-type="image/png"/>
  <manifest:file-entry manifest:full-path="Pictures/10000201000000180000001889E1F6D239B09049.png" manifest:media-type="image/png"/>
  <manifest:file-entry manifest:full-path="Pictures/10001332000002E5000002E522F76764A4841CD9.svg" manifest:media-type="image/svg+xml"/>
  <manifest:file-entry manifest:full-path="Pictures/100012C4000002B0000002B0D9070C405BAB1723.svg" manifest:media-type="image/svg+xml"/>
  <manifest:file-entry manifest:full-path="Pictures/100002010000001C0000001CE626344B74809B89.png" manifest:media-type="image/png"/>
  <manifest:file-entry manifest:full-path="Pictures/100002010000001C0000001CFA07FB554776C152.png" manifest:media-type="image/png"/>
  <manifest:file-entry manifest:full-path="Pictures/100002010000001C0000001CAE64492D8E17932D.png" manifest:media-type="image/png"/>
  <manifest:file-entry manifest:full-path="Pictures/100012EB000002E5000002E51F8EAB44AD524FE2.svg" manifest:media-type="image/svg+xml"/>
  <manifest:file-entry manifest:full-path="Pictures/1000020100000018000000189463D985FC1A7945.png" manifest:media-type="image/png"/>
  <manifest:file-entry manifest:full-path="Pictures/100002010000001C0000001C857BDE7A088EA002.png" manifest:media-type="image/png"/>
  <manifest:file-entry manifest:full-path="Pictures/100013AC000002E5000002E51E560437B314DF8E.svg" manifest:media-type="image/svg+xml"/>
  <manifest:file-entry manifest:full-path="Pictures/10001319000002E5000002E56B8C4DA31971D8F0.svg" manifest:media-type="image/svg+xml"/>
  <manifest:file-entry manifest:full-path="Pictures/10001384000002E5000002E572D8DF37D06AC217.svg" manifest:media-type="image/svg+xml"/>
  <manifest:file-entry manifest:full-path="Pictures/100002010000001C0000001C0838A1914AD721A2.png" manifest:media-type="image/png"/>
  <manifest:file-entry manifest:full-path="Pictures/10001364000002E5000002E50DED279BDA75A88F.svg" manifest:media-type="image/svg+xml"/>
  <manifest:file-entry manifest:full-path="Pictures/1000143E000002E5000002E5F55097DC5E19B566.svg" manifest:media-type="image/svg+xml"/>
  <manifest:file-entry manifest:full-path="Pictures/100012EA000002E5000002E563FD9AAE931E05F3.svg" manifest:media-type="image/svg+xml"/>
  <manifest:file-entry manifest:full-path="Pictures/100002010000001C0000001C764ED782FECF1C2C.png" manifest:media-type="image/png"/>
  <manifest:file-entry manifest:full-path="Pictures/100002010000001A0000001AC13FBE39EB93E163.png" manifest:media-type="image/png"/>
  <manifest:file-entry manifest:full-path="Pictures/10000DC90000027B0000027B85E93AFB7F812AE9.svg" manifest:media-type="image/svg+xml"/>
  <manifest:file-entry manifest:full-path="Pictures/100013A9000002E5000002E590EFFBCBF67EB97A.svg" manifest:media-type="image/svg+xml"/>
  <manifest:file-entry manifest:full-path="Pictures/1000142A000002E5000002E50FE92718AB87C345.svg" manifest:media-type="image/svg+xml"/>
  <manifest:file-entry manifest:full-path="Pictures/100013BD000002E5000002E565AF11E08405972B.svg" manifest:media-type="image/svg+xml"/>
  <manifest:file-entry manifest:full-path="Pictures/100012C1000002E5000002E56B1177E6159FCEB2.svg" manifest:media-type="image/svg+xml"/>
  <manifest:file-entry manifest:full-path="Pictures/100002010000001C0000001CFBB23FB21087CDC1.png" manifest:media-type="image/png"/>
  <manifest:file-entry manifest:full-path="Pictures/100002010000001C0000001CF8671DC950FB7890.png" manifest:media-type="image/png"/>
  <manifest:file-entry manifest:full-path="Pictures/100012E9000002E5000002E5ECE04DDACA5C6124.svg" manifest:media-type="image/svg+xml"/>
  <manifest:file-entry manifest:full-path="Pictures/100002010000001800000018689A759A0BA50AB3.png" manifest:media-type="image/png"/>
  <manifest:file-entry manifest:full-path="Pictures/100002010000001C0000001CAD670A85622A940A.png" manifest:media-type="image/png"/>
  <manifest:file-entry manifest:full-path="Pictures/1000123E000002E5000002E5DFF02AA6A9BB7408.svg" manifest:media-type="image/svg+xml"/>
  <manifest:file-entry manifest:full-path="Pictures/100002010000001C0000001C0A597FA89A18F0B0.png" manifest:media-type="image/png"/>
  <manifest:file-entry manifest:full-path="Pictures/10000D600000027B0000027B42CCE866604EDFEB.svg" manifest:media-type="image/svg+xml"/>
  <manifest:file-entry manifest:full-path="Pictures/100002010000001C0000001CE90EA78882E45D1D.png" manifest:media-type="image/png"/>
  <manifest:file-entry manifest:full-path="Pictures/100002010000001C0000001CFBFC7E05615FA795.png" manifest:media-type="image/png"/>
  <manifest:file-entry manifest:full-path="Pictures/10000E0C0000027B0000027BC19DC56678B0B9D5.svg" manifest:media-type="image/svg+xml"/>
  <manifest:file-entry manifest:full-path="Pictures/100002010000001C0000001CBDBFCE0D0A6027EB.png" manifest:media-type="image/png"/>
  <manifest:file-entry manifest:full-path="Pictures/1000124A000002E5000002E517285C87F8EE67CC.svg" manifest:media-type="image/svg+xml"/>
  <manifest:file-entry manifest:full-path="Pictures/100002010000001C0000001C2BF03474DC3311F2.png" manifest:media-type="image/png"/>
  <manifest:file-entry manifest:full-path="Pictures/100002010000001C0000001C5D37C5C6AF49FC0B.png" manifest:media-type="image/png"/>
  <manifest:file-entry manifest:full-path="Pictures/100002010000001C0000001CDFBDE0989D4799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paragraph-rsid="00081683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073f72" officeooo:paragraph-rsid="00081683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073f72" officeooo:paragraph-rsid="0008aca4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73f72" officeooo:paragraph-rsid="000e620b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073f72" officeooo:paragraph-rsid="00151e1f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073f72" officeooo:paragraph-rsid="0016f6a0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073f72" officeooo:paragraph-rsid="001b7f68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062e03" officeooo:paragraph-rsid="00151e1f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12pt" fo:font-weight="bold" officeooo:rsid="001b7f68" officeooo:paragraph-rsid="001b7f6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1pt" fo:font-weight="bold" officeooo:rsid="001b7f68" officeooo:paragraph-rsid="001b7f68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22pt" fo:font-weight="bold" officeooo:rsid="00151e1f" officeooo:paragraph-rsid="00151e1f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151e1f" officeooo:paragraph-rsid="001c293c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073f72" officeooo:paragraph-rsid="00151e1f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073f72" officeooo:paragraph-rsid="001c293c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/>
    </style:style>
    <style:style style:name="T1" style:family="text">
      <style:text-properties officeooo:rsid="00073f72"/>
    </style:style>
    <style:style style:name="T2" style:family="text">
      <style:text-properties officeooo:rsid="0008aca4"/>
    </style:style>
    <style:style style:name="T3" style:family="text">
      <style:text-properties officeooo:rsid="0011046d"/>
    </style:style>
    <style:style style:name="T4" style:family="text">
      <style:text-properties officeooo:rsid="0012dcba"/>
    </style:style>
    <style:style style:name="T5" style:family="text">
      <style:text-properties officeooo:rsid="00151e1f"/>
    </style:style>
    <style:style style:name="T6" style:family="text">
      <style:text-properties officeooo:rsid="0016f6a0"/>
    </style:style>
    <style:style style:name="T7" style:family="text">
      <style:text-properties officeooo:rsid="00197c97"/>
    </style:style>
    <style:style style:name="T8" style:family="text">
      <style:text-properties officeooo:rsid="001b7f68"/>
    </style:style>
    <style:style style:name="T9" style:family="text">
      <style:text-properties officeooo:rsid="001c293c"/>
    </style:style>
    <style:style style:name="T10" style:family="text">
      <style:text-properties officeooo:rsid="001d2db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te: User defined codes in config file [BIN]</text:p>
      <text:p text:style-name="P10">are duplicated in Qrcode (eg. c_A11c_A11).</text:p>
      <text:p text:style-name="P10">This minimizes one off codes from miss-scan</text:p>
      <text:p text:style-name="P9"/>
      <text:p text:style-name="P1"><draw:frame text:anchor-type="as-char" draw:z-index="0" draw:name="Shape2" draw:style-name="gr1" draw:text-style-name="P15" svg:width="0.7925in" svg:height="0.7925in"><draw:image xlink:href="Pictures/1000124A000002E5000002E517285C87F8EE67CC.svg" xlink:type="simple" xlink:show="embed" xlink:actuate="onLoad" draw:mime-type="image/svg+xml"><text:p/></draw:image><draw:image xlink:href="Pictures/100002010000001C0000001CAE64492D8E17932D.png" xlink:type="simple" xlink:show="embed" xlink:actuate="onLoad" draw:mime-type="image/png"/><loext:qrcode office:string-value="c_A11c_A11" loext:qrcode-errorcorrection="high" loext:qrcode-border="1"/></draw:frame><text:span text:style-name="T1"><text:s/>c_A11</text:span></text:p>
      <text:p text:style-name="P1"/>
      <text:p text:style-name="P2"><draw:frame text:anchor-type="as-char" draw:z-index="1" draw:name="Shape2_0" draw:style-name="gr1" draw:text-style-name="P15" svg:width="0.7925in" svg:height="0.7925in"><draw:image xlink:href="Pictures/100013A9000002E5000002E590EFFBCBF67EB97A.svg" xlink:type="simple" xlink:show="embed" xlink:actuate="onLoad" draw:mime-type="image/svg+xml"><text:p/></draw:image><draw:image xlink:href="Pictures/100002010000001C0000001C764ED782FECF1C2C.png" xlink:type="simple" xlink:show="embed" xlink:actuate="onLoad" draw:mime-type="image/png"/><loext:qrcode office:string-value="c_A12c_A12" loext:qrcode-errorcorrection="high" loext:qrcode-border="1"/></draw:frame>c_A12</text:p>
      <text:p text:style-name="P2"/>
      <text:p text:style-name="P2"><draw:frame text:anchor-type="as-char" draw:z-index="2" draw:name="Shape2_1" draw:style-name="gr1" draw:text-style-name="P15" svg:width="0.7925in" svg:height="0.7925in"><draw:image xlink:href="Pictures/1000143E000002E5000002E5F55097DC5E19B566.svg" xlink:type="simple" xlink:show="embed" xlink:actuate="onLoad" draw:mime-type="image/svg+xml"><text:p/></draw:image><draw:image xlink:href="Pictures/100002010000001C0000001CFBB23FB21087CDC1.png" xlink:type="simple" xlink:show="embed" xlink:actuate="onLoad" draw:mime-type="image/png"/><loext:qrcode office:string-value="c_A13c_A13" loext:qrcode-errorcorrection="high" loext:qrcode-border="1"/></draw:frame>c_A13</text:p>
      <text:p text:style-name="P2"/>
      <text:p text:style-name="P2"><draw:frame text:anchor-type="as-char" draw:z-index="3" draw:name="Shape2_2" draw:style-name="gr1" draw:text-style-name="P15" svg:width="0.7925in" svg:height="0.7925in"><draw:image xlink:href="Pictures/100012EB000002E5000002E51F8EAB44AD524FE2.svg" xlink:type="simple" xlink:show="embed" xlink:actuate="onLoad" draw:mime-type="image/svg+xml"><text:p/></draw:image><draw:image xlink:href="Pictures/100002010000001C0000001CFA07FB554776C152.png" xlink:type="simple" xlink:show="embed" xlink:actuate="onLoad" draw:mime-type="image/png"/><loext:qrcode office:string-value="c_A14c_A14" loext:qrcode-errorcorrection="high" loext:qrcode-border="1"/></draw:frame>c_A14</text:p>
      <text:p text:style-name="P2"/>
      <text:p text:style-name="P3"><draw:frame text:anchor-type="as-char" draw:z-index="4" draw:name="Shape2_3" draw:style-name="gr3" draw:text-style-name="P16" svg:width="0.7925in" svg:height="0.7925in"><draw:image xlink:href="Pictures/100013AC000002E5000002E51E560437B314DF8E.svg" xlink:type="simple" xlink:show="embed" xlink:actuate="onLoad" draw:mime-type="image/svg+xml"><text:p text:style-name="P17">c</text:p></draw:image><draw:image xlink:href="Pictures/100002010000001C0000001CBDBFCE0D0A6027EB.png" xlink:type="simple" xlink:show="embed" xlink:actuate="onLoad" draw:mime-type="image/png"/><loext:qrcode office:string-value="c_C01c_C01" loext:qrcode-errorcorrection="high" loext:qrcode-border="1"/></draw:frame>c_C01 <text:span text:style-name="T2"><text:s text:c="3"/></text:span><text:s/></text:p>
      <text:p text:style-name="P3"><text:s/></text:p>
      <text:p text:style-name="P2"><draw:frame text:anchor-type="as-char" draw:z-index="5" draw:name="Shape2_4" draw:style-name="gr1" draw:text-style-name="P15" svg:width="0.7925in" svg:height="0.7925in"><draw:image xlink:href="Pictures/100012C4000002B0000002B0D9070C405BAB1723.svg" xlink:type="simple" xlink:show="embed" xlink:actuate="onLoad" draw:mime-type="image/svg+xml"><text:p/></draw:image><draw:image xlink:href="Pictures/100002010000001A0000001AC13FBE39EB93E163.png" xlink:type="simple" xlink:show="embed" xlink:actuate="onLoad" draw:mime-type="image/png"/><loext:qrcode office:string-value="c_C02c_C02" loext:qrcode-errorcorrection="high" loext:qrcode-border="0"/></draw:frame>c_C02 <text:s/></text:p>
      <text:p text:style-name="P2"/>
      <text:p text:style-name="P2"><draw:frame text:anchor-type="as-char" draw:z-index="6" draw:name="Shape2_5" draw:style-name="gr1" draw:text-style-name="P15" svg:width="0.7925in" svg:height="0.7925in"><draw:image xlink:href="Pictures/10001332000002E5000002E522F76764A4841CD9.svg" xlink:type="simple" xlink:show="embed" xlink:actuate="onLoad" draw:mime-type="image/svg+xml"><text:p/></draw:image><draw:image xlink:href="Pictures/100002010000001C0000001CAD670A85622A940A.png" xlink:type="simple" xlink:show="embed" xlink:actuate="onLoad" draw:mime-type="image/png"/><loext:qrcode office:string-value="c_P22c_P22" loext:qrcode-errorcorrection="high" loext:qrcode-border="1"/></draw:frame>c_P22 <text:s/></text:p>
      <text:p text:style-name="P2"/>
      <text:p text:style-name="P2"><draw:frame text:anchor-type="as-char" draw:z-index="7" draw:name="Shape2_6" draw:style-name="gr1" draw:text-style-name="P15" svg:width="0.7925in" svg:height="0.7925in"><draw:image xlink:href="Pictures/100013BD000002E5000002E565AF11E08405972B.svg" xlink:type="simple" xlink:show="embed" xlink:actuate="onLoad" draw:mime-type="image/svg+xml"><text:p/></draw:image><draw:image xlink:href="Pictures/100002010000001C0000001CF8671DC950FB7890.png" xlink:type="simple" xlink:show="embed" xlink:actuate="onLoad" draw:mime-type="image/png"/><loext:qrcode office:string-value="i_A11i_A11" loext:qrcode-errorcorrection="high" loext:qrcode-border="1"/></draw:frame>i_A1<text:span text:style-name="T3">1</text:span></text:p>
      <text:p text:style-name="P2"/>
      <text:p text:style-name="P2"><draw:frame text:anchor-type="as-char" draw:z-index="8" draw:name="Shape2_7" draw:style-name="gr1" draw:text-style-name="P15" svg:width="0.7925in" svg:height="0.7925in"><draw:image xlink:href="Pictures/100012E9000002E5000002E5ECE04DDACA5C6124.svg" xlink:type="simple" xlink:show="embed" xlink:actuate="onLoad" draw:mime-type="image/svg+xml"><text:p/></draw:image><draw:image xlink:href="Pictures/100002010000001C0000001C0A597FA89A18F0B0.png" xlink:type="simple" xlink:show="embed" xlink:actuate="onLoad" draw:mime-type="image/png"/><loext:qrcode office:string-value="i_A12i_A12" loext:qrcode-errorcorrection="high" loext:qrcode-border="1"/></draw:frame>i_A12</text:p>
      <text:p text:style-name="P2"><draw:frame text:anchor-type="as-char" svg:y="-0.2984in" draw:z-index="9" draw:name="Shape2_8" draw:style-name="gr2" draw:text-style-name="P15" svg:width="0.7925in" svg:height="0.7925in"><draw:image xlink:href="Pictures/10001319000002E5000002E56B8C4DA31971D8F0.svg" xlink:type="simple" xlink:show="embed" xlink:actuate="onLoad" draw:mime-type="image/svg+xml"><text:p/></draw:image><draw:image xlink:href="Pictures/100002010000001C0000001CE90EA78882E45D1D.png" xlink:type="simple" xlink:show="embed" xlink:actuate="onLoad" draw:mime-type="image/png"/><loext:qrcode office:string-value="i_A13i_A13" loext:qrcode-errorcorrection="high" loext:qrcode-border="1"/></draw:frame>i_A13</text:p>
      <text:p text:style-name="P2"/>
      <text:p text:style-name="P4"><draw:frame text:anchor-type="as-char" draw:z-index="10" draw:name="Shape2_9" draw:style-name="gr1" draw:text-style-name="P16" svg:width="0.7925in" svg:height="0.7925in"><draw:image xlink:href="Pictures/10001384000002E5000002E572D8DF37D06AC217.svg" xlink:type="simple" xlink:show="embed" xlink:actuate="onLoad" draw:mime-type="image/svg+xml"><text:p/></draw:image><draw:image xlink:href="Pictures/100002010000001C0000001C2BF03474DC3311F2.png" xlink:type="simple" xlink:show="embed" xlink:actuate="onLoad" draw:mime-type="image/png"/><loext:qrcode office:string-value="i_A14i_A14" loext:qrcode-errorcorrection="high" loext:qrcode-border="1"/></draw:frame>i_A14</text:p>
      <text:p text:style-name="P4"/>
      <text:p text:style-name="P2"><draw:frame text:anchor-type="as-char" draw:z-index="11" draw:name="Shape2_10" draw:style-name="gr1" draw:text-style-name="P15" svg:width="0.7925in" svg:height="0.7925in"><draw:image xlink:href="Pictures/100012C1000002E5000002E56B1177E6159FCEB2.svg" xlink:type="simple" xlink:show="embed" xlink:actuate="onLoad" draw:mime-type="image/svg+xml"><text:p/></draw:image><draw:image xlink:href="Pictures/100002010000001C0000001CFBFC7E05615FA795.png" xlink:type="simple" xlink:show="embed" xlink:actuate="onLoad" draw:mime-type="image/png"/><loext:qrcode office:string-value="i_C01i_C01" loext:qrcode-errorcorrection="high" loext:qrcode-border="1"/></draw:frame>i_C01</text:p>
      <text:p text:style-name="P2"/>
      <text:p text:style-name="P2"><draw:frame text:anchor-type="as-char" draw:z-index="12" draw:name="Shape2_11" draw:style-name="gr1" draw:text-style-name="P15" svg:width="0.7925in" svg:height="0.7925in"><draw:image xlink:href="Pictures/1000142A000002E5000002E50FE92718AB87C345.svg" xlink:type="simple" xlink:show="embed" xlink:actuate="onLoad" draw:mime-type="image/svg+xml"><text:p/></draw:image><draw:image xlink:href="Pictures/100002010000001C0000001C5D37C5C6AF49FC0B.png" xlink:type="simple" xlink:show="embed" xlink:actuate="onLoad" draw:mime-type="image/png"/><loext:qrcode office:string-value="i_C02i_C02" loext:qrcode-errorcorrection="high" loext:qrcode-border="1"/></draw:frame>i_C02</text:p>
      <text:p text:style-name="P2"/>
      <text:p text:style-name="P2"><draw:frame text:anchor-type="as-char" draw:z-index="13" draw:name="Shape2_12" draw:style-name="gr1" draw:text-style-name="P15" svg:width="0.7925in" svg:height="0.7925in"><draw:image xlink:href="Pictures/100012EA000002E5000002E563FD9AAE931E05F3.svg" xlink:type="simple" xlink:show="embed" xlink:actuate="onLoad" draw:mime-type="image/svg+xml"><text:p/></draw:image><draw:image xlink:href="Pictures/100002010000001C0000001CDFBDE0989D4799A7.png" xlink:type="simple" xlink:show="embed" xlink:actuate="onLoad" draw:mime-type="image/png"/><loext:qrcode office:string-value="i_P22i_P22" loext:qrcode-errorcorrection="high" loext:qrcode-border="1"/></draw:frame>i_P22</text:p>
      <text:p text:style-name="P2"/>
      <text:p text:style-name="P2"><draw:frame text:anchor-type="as-char" draw:z-index="14" draw:name="Shape2_13" draw:style-name="gr1" draw:text-style-name="P15" svg:width="0.7925in" svg:height="0.7925in"><draw:image xlink:href="Pictures/1000123E000002E5000002E5DFF02AA6A9BB7408.svg" xlink:type="simple" xlink:show="embed" xlink:actuate="onLoad" draw:mime-type="image/svg+xml"><text:p/></draw:image><draw:image xlink:href="Pictures/100002010000001C0000001CE626344B74809B89.png" xlink:type="simple" xlink:show="embed" xlink:actuate="onLoad" draw:mime-type="image/png"/><loext:qrcode office:string-value="i_V31i_V31" loext:qrcode-errorcorrection="high" loext:qrcode-border="1"/></draw:frame>i_V3<text:span text:style-name="T4">1</text:span></text:p>
      <text:p text:style-name="P2"/>
      <text:p text:style-name="P2"><draw:frame text:anchor-type="as-char" draw:z-index="15" draw:name="Shape2_14" draw:style-name="gr1" draw:text-style-name="P15" svg:width="0.7925in" svg:height="0.7925in"><draw:image xlink:href="Pictures/10001364000002E5000002E50DED279BDA75A88F.svg" xlink:type="simple" xlink:show="embed" xlink:actuate="onLoad" draw:mime-type="image/svg+xml"><text:p/></draw:image><draw:image xlink:href="Pictures/100002010000001C0000001C857BDE7A088EA002.png" xlink:type="simple" xlink:show="embed" xlink:actuate="onLoad" draw:mime-type="image/png"/><loext:qrcode office:string-value="i_V32i_V32" loext:qrcode-errorcorrection="high" loext:qrcode-border="1"/></draw:frame>i_V32</text:p>
      <text:p text:style-name="P2"/>
      <text:p text:style-name="P2"><draw:frame text:anchor-type="as-char" draw:z-index="16" draw:name="Shape2_15" draw:style-name="gr1" draw:text-style-name="P15" svg:width="0.7925in" svg:height="0.7925in"><draw:image xlink:href="Pictures/10000E0C0000027B0000027BC19DC56678B0B9D5.svg" xlink:type="simple" xlink:show="embed" xlink:actuate="onLoad" draw:mime-type="image/svg+xml"><text:p/></draw:image><draw:image xlink:href="Pictures/10000201000000180000001889E1F6D239B09049.png" xlink:type="simple" xlink:show="embed" xlink:actuate="onLoad" draw:mime-type="image/png"/><loext:qrcode office:string-value="M42M42" loext:qrcode-errorcorrection="high" loext:qrcode-border="1"/></draw:frame>M42</text:p>
      <text:p text:style-name="P7"><text:soft-page-break/><draw:frame text:anchor-type="as-char" draw:z-index="22" draw:name="Shape2_21" draw:style-name="gr1" draw:text-style-name="P15" svg:width="0.7925in" svg:height="0.7925in"><draw:image xlink:href="Pictures/10000DD20000027B0000027B491046FB8014506F.svg" xlink:type="simple" xlink:show="embed" xlink:actuate="onLoad" draw:mime-type="image/svg+xml"><text:p/></draw:image><draw:image xlink:href="Pictures/1000020100000018000000189463D985FC1A7945.png" xlink:type="simple" xlink:show="embed" xlink:actuate="onLoad" draw:mime-type="image/png"/><loext:qrcode office:string-value="GABONGABON" loext:qrcode-errorcorrection="high" loext:qrcode-border="1"/></draw:frame><text:span text:style-name="T8">GABON</text:span></text:p>
      <text:p text:style-name="P2"/>
      <text:p text:style-name="P6"><draw:frame text:anchor-type="as-char" draw:z-index="20" draw:name="Shape2_19" draw:style-name="gr1" draw:text-style-name="P15" svg:width="0.7925in" svg:height="0.7925in"><draw:image xlink:href="Pictures/10000D600000027B0000027B42CCE866604EDFEB.svg" xlink:type="simple" xlink:show="embed" xlink:actuate="onLoad" draw:mime-type="image/svg+xml"><text:p/></draw:image><draw:image xlink:href="Pictures/100002010000001800000018F54A2F59E658DBAE.png" xlink:type="simple" xlink:show="embed" xlink:actuate="onLoad" draw:mime-type="image/png"/><loext:qrcode office:string-value="GHANAGHANA" loext:qrcode-errorcorrection="high" loext:qrcode-border="1"/></draw:frame><text:span text:style-name="T6">GHANA</text:span></text:p>
      <text:p text:style-name="P6"/>
      <text:p text:style-name="P6"><draw:frame text:anchor-type="as-char" draw:z-index="21" draw:name="Shape2_20" draw:style-name="gr1" draw:text-style-name="P15" svg:width="0.7925in" svg:height="0.7925in"><draw:image xlink:href="Pictures/10001336000002E5000002E50D5AD7A77EA0D584.svg" xlink:type="simple" xlink:show="embed" xlink:actuate="onLoad" draw:mime-type="image/svg+xml"><text:p/></draw:image><draw:image xlink:href="Pictures/100002010000001C0000001CF7B861F3E4ADCCBB.png" xlink:type="simple" xlink:show="embed" xlink:actuate="onLoad" draw:mime-type="image/png"/><loext:qrcode office:string-value="MALAWIMALAWI" loext:qrcode-errorcorrection="high" loext:qrcode-border="1"/></draw:frame><text:span text:style-name="T6">MALAWI</text:span></text:p>
      <text:p text:style-name="P6"/>
      <text:p text:style-name="P9">BELOW ARE FIXED CODES BUILT INTO PROGRAM AND SHOULD NOT BE CHANGED</text:p>
      <text:p text:style-name="P6"/>
      <text:p text:style-name="P6"><draw:frame text:anchor-type="as-char" draw:z-index="17" draw:name="Shape2_16" draw:style-name="gr1" draw:text-style-name="P15" svg:width="0.7925in" svg:height="0.7925in"><draw:image xlink:href="Pictures/10000DB50000027B0000027B32BCC9257657D711.svg" xlink:type="simple" xlink:show="embed" xlink:actuate="onLoad" draw:mime-type="image/svg+xml"><text:p/></draw:image><draw:image xlink:href="Pictures/100002010000001800000018A689F22DDACF57D3.png" xlink:type="simple" xlink:show="embed" xlink:actuate="onLoad" draw:mime-type="image/png"/><loext:qrcode office:string-value="FAILEDBIN" loext:qrcode-errorcorrection="high" loext:qrcode-border="1"/></draw:frame><text:span text:style-name="T9">FAILEDBIN</text:span></text:p>
      <text:p text:style-name="P5"/>
      <text:p text:style-name="P5"><draw:frame text:anchor-type="as-char" draw:z-index="18" draw:name="Shape2_17" draw:style-name="gr1" draw:text-style-name="P15" svg:width="0.7925in" svg:height="0.7925in"><draw:image xlink:href="Pictures/10000DC90000027B0000027B85E93AFB7F812AE9.svg" xlink:type="simple" xlink:show="embed" xlink:actuate="onLoad" draw:mime-type="image/svg+xml"><text:p/></draw:image><draw:image xlink:href="Pictures/100002010000001800000018689A759A0BA50AB3.png" xlink:type="simple" xlink:show="embed" xlink:actuate="onLoad" draw:mime-type="image/png"/><loext:qrcode office:string-value="BADCODE" loext:qrcode-errorcorrection="high" loext:qrcode-border="1"/></draw:frame><text:span text:style-name="T7">BADCODE</text:span></text:p>
      <text:p text:style-name="P11"><text:tab/></text:p>
      <text:p text:style-name="P5"><draw:frame text:anchor-type="as-char" draw:z-index="19" draw:name="Shape2_18" draw:style-name="gr1" draw:text-style-name="P15" svg:width="0.7925in" svg:height="0.7925in"><draw:image xlink:href="Pictures/10000D3E0000027B0000027BD48314F8A1CFA124.svg" xlink:type="simple" xlink:show="embed" xlink:actuate="onLoad" draw:mime-type="image/svg+xml"><text:p/></draw:image><draw:image xlink:href="Pictures/100002010000001800000018AC17F2BF5A06CB15.png" xlink:type="simple" xlink:show="embed" xlink:actuate="onLoad" draw:mime-type="image/png"/><loext:qrcode office:string-value="SKIP/REDO" loext:qrcode-errorcorrection="high" loext:qrcode-border="1"/></draw:frame><text:span text:style-name="T7">SKIP/</text:span><text:span text:style-name="T5">REDO</text:span></text:p>
      <text:p text:style-name="P12"><text:tab/></text:p>
      <text:p text:style-name="P14"><draw:frame text:anchor-type="as-char" draw:z-index="23" draw:name="Shape2_22" draw:style-name="gr1" draw:text-style-name="P15" svg:width="0.7925in" svg:height="0.7925in"><draw:image xlink:href="Pictures/100012D4000002E5000002E5FBDA31796D3A8804.svg" xlink:type="simple" xlink:show="embed" xlink:actuate="onLoad" draw:mime-type="image/svg+xml"><text:p/></draw:image><draw:image xlink:href="Pictures/100002010000001C0000001C0838A1914AD721A2.png" xlink:type="simple" xlink:show="embed" xlink:actuate="onLoad" draw:mime-type="image/png"/><loext:qrcode office:string-value="BAG_CHANGED" loext:qrcode-errorcorrection="high" loext:qrcode-border="1"/></draw:frame><text:span text:style-name="T10">BAG_CHANGED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0:40:11.066483192</meta:creation-date>
    <dc:date>2021-09-27T01:14:11.293954713</dc:date>
    <meta:editing-duration>PT9H52M31S</meta:editing-duration>
    <meta:editing-cycles>20</meta:editing-cycles>
    <meta:generator>LibreOffice/7.1.6.2$Linux_X86_64 LibreOffice_project/10$Build-2</meta:generator>
    <meta:print-date>2021-09-26T23:12:37.495803419</meta:print-date>
    <meta:document-statistic meta:table-count="0" meta:image-count="0" meta:object-count="0" meta:page-count="2" meta:paragraph-count="31" meta:word-count="57" meta:character-count="344" meta:non-whitespace-character-count="302"/>
  </office:meta>
</office:document-meta>
</file>